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cm</text:p>
          </table:table-cell>
          <table:table-cell office:value-type="string">
            <text:p>valeur analo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0">
            <text:p>530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B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23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otix </meta:initial-creator>
    <meta:creation-date>2012-05-14T17:53:18</meta:creation-date>
    <dc:date>2012-05-14T23:29:33</dc:date>
    <meta:editing-duration>PT21M21S</meta:editing-duration>
    <meta:editing-cycles>2</meta:editing-cycles>
    <meta:generator>LibreOffice/3.3$Linux LibreOffice_project/330m19$Build-401</meta:generator>
    <meta:document-statistic meta:table-count="3" meta:cell-count="20" meta:object-count="0"/>
  </office:meta>
</office:document-meta>
</file>